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55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54mm"/>
    </style:style>
    <style:style style:name="co5" style:family="table-column">
      <style:table-column-properties fo:break-before="auto" style:column-width="3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im carte coté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Largeur basse de captation</text:p>
          </table:table-cell>
          <table:table-cell table:formula="of:=((SQRT(2)) / ( 2+SQRT(2)))*[.B1]" office:value-type="float" office:value="41.4213562373095" calcext:value-type="float">
            <text:p>41,421356237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Angle capteu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g</text:p>
          </table:table-cell>
          <table:table-cell/>
          <table:table-cell office:value-type="string" calcext:value-type="string">
            <text:p>Dimension rectangle haut</text:p>
          </table:table-cell>
          <table:table-cell table:formula="of:=[.B1]-2*(COS(RADIANS([.B2]))*[.B3])" office:value-type="float" office:value="75.7512886940357" calcext:value-type="float">
            <text:p>75,75128869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ongueur pen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Largeur haute de captation</text:p>
          </table:table-cell>
          <table:table-cell table:formula="of:=((SQRT(2)) / ( 2+SQRT(2)))*[.F2]" office:value-type="float" office:value="31.3772111443093" calcext:value-type="float">
            <text:p>31,3772111443</text:p>
          </table:table-cell>
          <table:table-cell office:value-type="string" calcext:value-type="string">
            <text:p>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8:10:37.975000000</meta:creation-date>
    <dc:date>2017-10-12T18:25:02.419000000</dc:date>
    <meta:editing-duration>PT14M28S</meta:editing-duration>
    <meta:editing-cycles>2</meta:editing-cycles>
    <meta:generator>LibreOffice/5.0.6.3$Windows_x86 LibreOffice_project/490fc03b25318460cfc54456516ea2519c11d1aa</meta:generator>
    <meta:document-statistic meta:table-count="1" meta:cell-count="18" meta:object-count="0"/>
  </office:meta>
</office:document-meta>
</file>